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427cm"/>
    </style:style>
    <style:style style:name="Table1.B" style:family="table-column">
      <style:table-column-properties style:column-width="2.429cm"/>
    </style:style>
    <style:style style:name="Table1.C" style:family="table-column">
      <style:table-column-properties style:column-width="2.552cm"/>
    </style:style>
    <style:style style:name="Table1.D" style:family="table-column">
      <style:table-column-properties style:column-width="2.305cm"/>
    </style:style>
    <style:style style:name="Table1.G" style:family="table-column">
      <style:table-column-properties style:column-width="2.441cm"/>
    </style:style>
    <style:style style:name="Table1.1" style:family="table-row">
      <style:table-row-properties style:min-row-height="2.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2" style:family="table-row">
      <style:table-row-properties style:min-row-height="2.699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3.302cm"/>
    </style:style>
    <style:style style:name="Table1.4" style:family="table-row">
      <style:table-row-properties style:min-row-height="3.493cm"/>
    </style:style>
    <style:style style:name="Table1.5" style:family="table-row">
      <style:table-row-properties style:min-row-height="3.784cm"/>
    </style:style>
    <style:style style:name="Table1.6" style:family="table-row">
      <style:table-row-properties style:min-row-height="2.884cm"/>
    </style:style>
    <style:style style:name="P1" style:family="paragraph" style:parent-style-name="Table_20_Contents">
      <style:text-properties officeooo:rsid="0019dd3e" officeooo:paragraph-rsid="0019dd3e"/>
    </style:style>
    <style:style style:name="P2" style:family="paragraph" style:parent-style-name="Table_20_Contents">
      <style:text-properties officeooo:rsid="001ae116" officeooo:paragraph-rsid="001ae116"/>
    </style:style>
    <style:style style:name="P3" style:family="paragraph" style:parent-style-name="Table_20_Contents">
      <style:text-properties style:text-underline-style="solid" style:text-underline-width="auto" style:text-underline-color="font-color" officeooo:rsid="001ae116" officeooo:paragraph-rsid="001ae116"/>
    </style:style>
    <style:style style:name="P4" style:family="paragraph" style:parent-style-name="Table_20_Contents">
      <style:text-properties style:text-underline-style="solid" style:text-underline-width="auto" style:text-underline-color="font-color" officeooo:rsid="001ae116" officeooo:paragraph-rsid="001f322f"/>
    </style:style>
    <style:style style:name="P5" style:family="paragraph" style:parent-style-name="Table_20_Contents">
      <style:text-properties style:text-underline-style="solid" style:text-underline-width="auto" style:text-underline-color="font-color" officeooo:rsid="001b4613" officeooo:paragraph-rsid="001b4613"/>
    </style:style>
    <style:style style:name="P6" style:family="paragraph" style:parent-style-name="Table_20_Contents">
      <style:text-properties style:text-underline-style="solid" style:text-underline-width="auto" style:text-underline-color="font-color" officeooo:rsid="001b4613" officeooo:paragraph-rsid="002229ae"/>
    </style:style>
    <style:style style:name="P7" style:family="paragraph" style:parent-style-name="Table_20_Contents">
      <style:text-properties style:text-underline-style="solid" style:text-underline-width="auto" style:text-underline-color="font-color" officeooo:rsid="001b4613" officeooo:paragraph-rsid="00262b4d"/>
    </style:style>
    <style:style style:name="P8" style:family="paragraph" style:parent-style-name="Table_20_Contents">
      <style:text-properties style:text-underline-style="solid" style:text-underline-width="auto" style:text-underline-color="font-color" officeooo:rsid="001b4613" officeooo:paragraph-rsid="0029d19b"/>
    </style:style>
    <style:style style:name="P9" style:family="paragraph" style:parent-style-name="Table_20_Contents">
      <style:text-properties style:text-underline-style="solid" style:text-underline-width="auto" style:text-underline-color="font-color" officeooo:rsid="001c24ba" officeooo:paragraph-rsid="001c24ba"/>
    </style:style>
    <style:style style:name="P10" style:family="paragraph" style:parent-style-name="Table_20_Contents">
      <style:text-properties style:text-underline-style="solid" style:text-underline-width="auto" style:text-underline-color="font-color" officeooo:rsid="0022afb1" officeooo:paragraph-rsid="0022afb1"/>
    </style:style>
    <style:style style:name="P11" style:family="paragraph" style:parent-style-name="Table_20_Contents">
      <style:text-properties style:text-underline-style="solid" style:text-underline-width="auto" style:text-underline-color="font-color" officeooo:rsid="0022afb1" officeooo:paragraph-rsid="0022b6ee"/>
    </style:style>
    <style:style style:name="P12" style:family="paragraph" style:parent-style-name="Table_20_Contents">
      <style:text-properties style:text-underline-style="solid" style:text-underline-width="auto" style:text-underline-color="font-color" officeooo:rsid="0022b6ee" officeooo:paragraph-rsid="0022b6ee"/>
    </style:style>
    <style:style style:name="P13" style:family="paragraph" style:parent-style-name="Table_20_Contents">
      <style:text-properties style:text-underline-style="solid" style:text-underline-width="auto" style:text-underline-color="font-color" officeooo:rsid="002452b8" officeooo:paragraph-rsid="002452b8"/>
    </style:style>
    <style:style style:name="P14" style:family="paragraph" style:parent-style-name="Table_20_Contents">
      <style:text-properties style:text-underline-style="solid" style:text-underline-width="auto" style:text-underline-color="font-color" officeooo:rsid="00262b4d" officeooo:paragraph-rsid="00262b4d"/>
    </style:style>
    <style:style style:name="P15" style:family="paragraph" style:parent-style-name="Table_20_Contents">
      <style:text-properties officeooo:rsid="001b4613" officeooo:paragraph-rsid="001b4613"/>
    </style:style>
    <style:style style:name="P16" style:family="paragraph" style:parent-style-name="Table_20_Contents">
      <style:text-properties officeooo:rsid="001b4613" officeooo:paragraph-rsid="001d1b5c"/>
    </style:style>
    <style:style style:name="P17" style:family="paragraph" style:parent-style-name="Table_20_Contents">
      <style:text-properties officeooo:rsid="001b4613" officeooo:paragraph-rsid="001d4c53"/>
    </style:style>
    <style:style style:name="P18" style:family="paragraph" style:parent-style-name="Table_20_Contents">
      <style:text-properties officeooo:rsid="001b4613" officeooo:paragraph-rsid="001fac5a"/>
    </style:style>
    <style:style style:name="P19" style:family="paragraph" style:parent-style-name="Table_20_Contents">
      <style:text-properties style:text-underline-style="none" officeooo:rsid="001ae116" officeooo:paragraph-rsid="001ae116"/>
    </style:style>
    <style:style style:name="P20" style:family="paragraph" style:parent-style-name="Table_20_Contents">
      <style:text-properties style:text-underline-style="none" officeooo:rsid="001c24ba" officeooo:paragraph-rsid="001c24ba"/>
    </style:style>
    <style:style style:name="P21" style:family="paragraph" style:parent-style-name="Table_20_Contents">
      <style:text-properties style:text-underline-style="none" officeooo:rsid="001b4613" officeooo:paragraph-rsid="001b4613"/>
    </style:style>
    <style:style style:name="P22" style:family="paragraph" style:parent-style-name="Table_20_Contents">
      <style:text-properties style:text-underline-style="none" officeooo:rsid="001b4613" officeooo:paragraph-rsid="002229ae"/>
    </style:style>
    <style:style style:name="P23" style:family="paragraph" style:parent-style-name="Table_20_Contents">
      <style:text-properties style:text-underline-style="none" officeooo:rsid="001d1b5c" officeooo:paragraph-rsid="001d1b5c"/>
    </style:style>
    <style:style style:name="P24" style:family="paragraph" style:parent-style-name="Table_20_Contents">
      <style:text-properties style:text-underline-style="none" officeooo:rsid="001fac5a" officeooo:paragraph-rsid="001fac5a"/>
    </style:style>
    <style:style style:name="P25" style:family="paragraph" style:parent-style-name="Table_20_Contents">
      <style:text-properties style:text-underline-style="none" officeooo:rsid="0022b6ee" officeooo:paragraph-rsid="0022b6ee"/>
    </style:style>
    <style:style style:name="P26" style:family="paragraph" style:parent-style-name="Table_20_Contents">
      <style:text-properties style:text-underline-style="none" officeooo:rsid="002452b8" officeooo:paragraph-rsid="002452b8"/>
    </style:style>
    <style:style style:name="P27" style:family="paragraph" style:parent-style-name="Table_20_Contents">
      <style:text-properties style:text-underline-style="none" officeooo:rsid="00262b4d" officeooo:paragraph-rsid="00262b4d"/>
    </style:style>
    <style:style style:name="P28" style:family="paragraph" style:parent-style-name="Table_20_Contents">
      <style:text-properties style:text-underline-style="none" officeooo:rsid="0029316b" officeooo:paragraph-rsid="0029316b"/>
    </style:style>
    <style:style style:name="P29" style:family="paragraph" style:parent-style-name="Table_20_Contents">
      <style:text-properties style:text-underline-style="none" officeooo:rsid="0022afb1" officeooo:paragraph-rsid="0022afb1"/>
    </style:style>
    <style:style style:name="P30" style:family="paragraph" style:parent-style-name="Table_20_Contents">
      <style:text-properties officeooo:rsid="001d1b5c" officeooo:paragraph-rsid="001d1b5c"/>
    </style:style>
    <style:style style:name="P31" style:family="paragraph" style:parent-style-name="Table_20_Contents">
      <style:text-properties officeooo:rsid="001d4c53" officeooo:paragraph-rsid="001d4c53"/>
    </style:style>
    <style:style style:name="P32" style:family="paragraph" style:parent-style-name="Table_20_Contents">
      <style:text-properties officeooo:rsid="001f322f" officeooo:paragraph-rsid="001fac5a"/>
    </style:style>
    <style:style style:name="P33" style:family="paragraph" style:parent-style-name="Table_20_Contents">
      <style:text-properties officeooo:rsid="001fac5a" officeooo:paragraph-rsid="001fac5a"/>
    </style:style>
    <style:style style:name="P34" style:family="paragraph" style:parent-style-name="Standard">
      <style:text-properties style:text-underline-style="none" officeooo:rsid="0029316b" officeooo:paragraph-rsid="0029316b"/>
    </style:style>
    <style:style style:name="P35" style:family="paragraph" style:parent-style-name="Table_20_Contents">
      <style:text-properties style:text-underline-style="solid" style:text-underline-width="auto" style:text-underline-color="font-color" officeooo:rsid="001b4613" officeooo:paragraph-rsid="002229a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452b8"/>
    </style:style>
    <style:style style:name="T4" style:family="text">
      <style:text-properties style:text-underline-style="none" officeooo:rsid="0022b6ee"/>
    </style:style>
    <style:style style:name="T5" style:family="text">
      <style:text-properties officeooo:rsid="001d1b5c"/>
    </style:style>
    <style:style style:name="T6" style:family="text">
      <style:text-properties officeooo:rsid="001d4c53"/>
    </style:style>
    <style:style style:name="T7" style:family="text">
      <style:text-properties officeooo:rsid="001fac5a"/>
    </style:style>
    <style:style style:name="T8" style:family="text">
      <style:text-properties officeooo:rsid="0022b6ee"/>
    </style:style>
    <style:style style:name="T9" style:family="text">
      <style:text-properties officeooo:rsid="002452b8"/>
    </style:style>
    <style:style style:name="T10" style:family="text">
      <style:text-properties officeooo:rsid="0026bed3"/>
    </style:style>
    <style:style style:name="T11" style:family="text">
      <style:text-properties officeooo:rsid="00280a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 table:number-columns-repeated="2"/>
        <table:table-column table:style-name="Table1.G"/>
        <table:table-row table:style-name="Table1.1">
          <table:table-cell table:style-name="Table1.A1" office:value-type="string">
            <text:p text:style-name="P1">Topic</text:p>
          </table:table-cell>
          <table:table-cell table:style-name="Table1.A1" office:value-type="string">
            <text:p text:style-name="P2">Degree Centrality:Rouge-1(threshold=0.1,0.2,0.3)</text:p>
          </table:table-cell>
          <table:table-cell table:style-name="Table1.A1" office:value-type="string">
            <text:p text:style-name="P2">Degree Centrality:Rouge-2(threshold=0.1,0.2,0.3)</text:p>
          </table:table-cell>
          <table:table-cell table:style-name="Table1.A1" office:value-type="string">
            <text:p text:style-name="P2">Degree Centrality:Rouge-l(threshold=0.1,0.2,0.3)</text:p>
          </table:table-cell>
          <table:table-cell table:style-name="Table1.A1" office:value-type="string">
            <text:p text:style-name="P2">Textrank:Rouge-1(threshold=0.1,0.2,0.3)</text:p>
          </table:table-cell>
          <table:table-cell table:style-name="Table1.A1" office:value-type="string">
            <text:p text:style-name="P2">Textrank:Rouge-2(threshold=0.1,0.2,0.3)</text:p>
          </table:table-cell>
          <table:table-cell table:style-name="Table1.G1" office:value-type="string">
            <text:p text:style-name="P2">Textrank:Rouge-l(threshold=0.1,0.2,0.3)</text:p>
          </table:table-cell>
        </table:table-row>
        <table:table-row table:style-name="Table1.2">
          <table:table-cell table:style-name="Table1.A2" office:value-type="string">
            <text:p text:style-name="P1">Topic1</text:p>
          </table:table-cell>
          <table:table-cell table:style-name="Table1.A2" office:value-type="string">
            <text:p text:style-name="P3">For threshold 0.1</text:p>
            <text:p text:style-name="P2">{'p': 0.2077922077922078, 'r': 0.15609756097560976, 'f': 0.17827297560229993}</text:p>
            <text:p text:style-name="P2"/>
            <text:p text:style-name="P2"/>
            <text:p text:style-name="P2"/>
            <text:p text:style-name="P3"/>
            <text:p text:style-name="P3"/>
            <text:p text:style-name="P3">For threshold 0.2</text:p>
            <text:p text:style-name="P19">{'p': 0.2012987012987013, 'r': 0.15346534653465346, 'f': 0.17415729846168426}</text:p>
            <text:p text:style-name="P19"/>
            <text:p text:style-name="P19"/>
            <text:p text:style-name="P19"/>
            <text:p text:style-name="P2"/>
            <text:p text:style-name="P3"/>
            <text:p text:style-name="P3"/>
            <text:p text:style-name="P3">For threshold 0.3</text:p>
            <text:p text:style-name="P15"><text:s/>{'p': 0.19480519480519481, 'r': 0.15151515151515152, 'f': 0.1704545405326706}</text:p>
            <text:p text:style-name="P2"/>
          </table:table-cell>
          <table:table-cell table:style-name="Table1.A2" office:value-type="string">
            <text:p text:style-name="P5">For threshold 0.1</text:p>
            <text:p text:style-name="P15">{'p': 0.00904977375565611, 'r': 0.007936507936507936, 'f': 0.008456654640930122}</text:p>
            <text:p text:style-name="P15"/>
            <text:p text:style-name="P15"/>
            <text:p text:style-name="P5"/>
            <text:p text:style-name="P5"/>
            <text:p text:style-name="P5"/>
            <text:p text:style-name="P5">For threshold 0.2</text:p>
            <text:p text:style-name="P21"><text:s/>{'p': 0.00904977375565611, 'r': 0.008032128514056224, 'f': 0.008510633315620844}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For threshold 0.3</text:p>
            <text:p text:style-name="P20">{'p': 0.13304721030042918, 'r': 0.12015503875968993, 'f': 0.12562324276893663}</text:p>
          </table:table-cell>
          <table:table-cell table:style-name="Table1.A2" office:value-type="string">
            <text:p text:style-name="P15"><text:s/><text:span text:style-name="T1">For threshold 0.1</text:span></text:p>
            <text:p text:style-name="P20">{'p': 0.19480519480519481, 'r': 0.15151515151515152, 'f': 0.1704545405326706}</text:p>
            <text:p text:style-name="P21"/>
            <text:p text:style-name="P5"/>
            <text:p text:style-name="P5"/>
            <text:p text:style-name="P5">For threshold 0.2</text:p>
            <text:p text:style-name="P9"><text:s/><text:span text:style-name="T2">{'p': 0.013574660633484163, 'r': 0.011904761904761904, 'f': 0.012684984450654305}</text:span></text:p>
            <text:p text:style-name="P21"/>
            <text:p text:style-name="P5"/>
            <text:p text:style-name="P5"/>
            <text:p text:style-name="P5">For threshold 0.3</text:p>
            <text:p text:style-name="P20">{'p': 0.1459227467811159, 'r': 0.13026819923371646, 'f': 0.13677581306007974}</text:p>
          </table:table-cell>
          <table:table-cell table:style-name="Table1.A2" office:value-type="string">
            <text:p text:style-name="P5">For threshold 0.1</text:p>
            <text:p text:style-name="P5"/>
            <text:p text:style-name="P25">{'p': 0.14121459227433812, 'r': 0.10754099616823754, 'f': 0.13379863109126967}</text:p>
            <text:p text:style-name="P5"/>
            <text:p text:style-name="P5"/>
            <text:p text:style-name="P5"/>
            <text:p text:style-name="P5">For threshold 0.2</text:p>
            <text:p text:style-name="P5"/>
            <text:p text:style-name="P25">{'p': 0.13636363636363635, 'r': 0.1346153846153846, 'f': 0.13548386596795026}</text:p>
            <text:p text:style-name="P21"/>
            <text:p text:style-name="P5"/>
            <text:p text:style-name="P5"/>
            <text:p text:style-name="P5"/>
            <text:p text:style-name="P5"/>
            <text:p text:style-name="P5">For threshold 0.3</text:p>
            <text:p text:style-name="P25">{'p': 0.12337662337662338, 'r': 0.11875, 'f': 0.12101910328208061}</text:p>
          </table:table-cell>
          <table:table-cell table:style-name="Table1.A2" office:value-type="string">
            <text:p text:style-name="P5">For threshold 0.1</text:p>
            <text:p text:style-name="P5"/>
            <text:p text:style-name="P12"><text:s/><text:span text:style-name="T2">{'p': 0.01809954751131222, 'r': 0.017094017094017096, 'f': 0.01758241258650064}</text:span></text:p>
            <text:p text:style-name="P21"/>
            <text:p text:style-name="P5"/>
            <text:p text:style-name="P5"/>
            <text:p text:style-name="P5">For threshold 0.2</text:p>
            <text:p text:style-name="P5"/>
            <text:p text:style-name="P25">{'p': 0.01809954751131222, 'r': 0.017167381974248927, 'f': 0.017621140377943934}</text:p>
            <text:p text:style-name="P5"/>
            <text:p text:style-name="P5"/>
            <text:p text:style-name="P5"/>
            <text:p text:style-name="P5"/>
            <text:p text:style-name="P5">For threshold 0.3</text:p>
            <text:p text:style-name="P25">{'p': 0.01809954751131222, 'r': 0.016736401673640166, 'f': 0.01739129935548347}</text:p>
          </table:table-cell>
          <table:table-cell table:style-name="Table1.G2" office:value-type="string">
            <text:p text:style-name="P5">For threshold 0.1</text:p>
            <text:p text:style-name="P25">{'p': 0.15021459227467812, 'r': 0.13409961685823754, 'f': 0.14079863109126967}</text:p>
            <text:p text:style-name="P5"/>
            <text:p text:style-name="P5"/>
            <text:p text:style-name="P5"/>
            <text:p text:style-name="P5"/>
            <text:p text:style-name="P5">For threshold 0.2</text:p>
            <text:p text:style-name="P5"/>
            <text:p text:style-name="P25">{'p': 0.16738197424892703, 'r': 0.1482889733840304, 'f': 0.15611996115236904}</text:p>
            <text:p text:style-name="P5"/>
            <text:p text:style-name="P5"/>
            <text:p text:style-name="P5"/>
            <text:p text:style-name="P5"/>
            <text:p text:style-name="P5"/>
            <text:p text:style-name="P5"><text:span text:style-name="T8">F</text:span>or threshold 0.3</text:p>
            <text:p text:style-name="P25">{'p': 0.14163090128755365, 'r': 0.10543130990415335, 'f': 0.11600305806694103}</text:p>
          </table:table-cell>
        </table:table-row>
        <text:soft-page-break/>
        <table:table-row table:style-name="Table1.3">
          <table:table-cell table:style-name="Table1.A2" office:value-type="string">
            <text:p text:style-name="P2">Topic2</text:p>
          </table:table-cell>
          <table:table-cell table:style-name="Table1.A2" office:value-type="string">
            <text:p text:style-name="P3">For threshold 0.1</text:p>
            <text:p text:style-name="P30">{'p': 0.788135593220339, 'r': 0.45588235294117646, 'f': 0.5776397469094557}</text:p>
            <text:p text:style-name="P2"/>
            <text:p text:style-name="P2"/>
            <text:p text:style-name="P2"/>
            <text:p text:style-name="P3"/>
            <text:p text:style-name="P3"/>
            <text:p text:style-name="P3">For threshold 0.2</text:p>
            <text:p text:style-name="P23"><text:s/>{'p': 0.788135593220339, 'r': 0.4626865671641791, 'f': 0.5830720956519689}</text:p>
            <text:p text:style-name="P19"/>
            <text:p text:style-name="P19"/>
            <text:p text:style-name="P19"/>
            <text:p text:style-name="P2"/>
            <text:p text:style-name="P3"/>
            <text:p text:style-name="P3"/>
            <text:p text:style-name="P3">For threshold 0.3</text:p>
            <text:p text:style-name="P16"><text:s/><text:span text:style-name="T5">{'p': 0.7796610169491526, 'r': 0.45544554455445546, 'f': 0.5749999953445314}</text:span></text:p>
            <text:p text:style-name="P2"/>
          </table:table-cell>
          <table:table-cell table:style-name="Table1.A2" office:value-type="string">
            <text:p text:style-name="P3">For threshold 0.1</text:p>
            <text:p text:style-name="P30"><text:s/>{'p': 0.6797385620915033, 'r': 0.41106719367588934, 'f': 0.5123152662392925}</text:p>
            <text:p text:style-name="P2"/>
            <text:p text:style-name="P2"/>
            <text:p text:style-name="P2"/>
            <text:p text:style-name="P3"/>
            <text:p text:style-name="P3"/>
            <text:p text:style-name="P3"/>
            <text:p text:style-name="P3">For threshold 0.2</text:p>
            <text:p text:style-name="P23">{'p': 0.6797385620915033, 'r': 0.40784313725490196, 'f': 0.5098039168811275}</text:p>
            <text:p text:style-name="P19"/>
            <text:p text:style-name="P19"/>
            <text:p text:style-name="P19"/>
            <text:p text:style-name="P2"/>
            <text:p text:style-name="P3"/>
            <text:p text:style-name="P3"/>
            <text:p text:style-name="P3">For threshold 0.3</text:p>
            <text:p text:style-name="P16"><text:s/><text:span text:style-name="T5"><text:s/>{'p': 0.6797385620915033, 'r': 0.4046692607003891, 'f': 0.5073170684924451}</text:span></text:p>
            <text:p text:style-name="P2"/>
          </table:table-cell>
          <table:table-cell table:style-name="Table1.A2" office:value-type="string">
            <text:p text:style-name="P3">For threshold 0.1</text:p>
            <text:p text:style-name="P30">{'p': 0.7870967741935484, 'r': 0.47470817120622566, 'f': 0.5309102103595229}</text:p>
            <text:p text:style-name="P2"/>
            <text:p text:style-name="P2"/>
            <text:p text:style-name="P2"/>
            <text:p text:style-name="P3">For threshold 0.2</text:p>
            <text:p text:style-name="P23"><text:s/>{'p': 0.7870967741935484, 'r': 0.46923076923076923, 'f': 0.5248035493166038}</text:p>
            <text:p text:style-name="P19"/>
            <text:p text:style-name="P19"/>
            <text:p text:style-name="P19"/>
            <text:p text:style-name="P3">For threshold 0.3</text:p>
            <text:p text:style-name="P16"><text:s/><text:span text:style-name="T5">{'p': 0.7870967741935484, 'r': 0.46564885496183206, 'f': 0.5207897532604974}</text:span></text:p>
            <text:p text:style-name="P2"/>
          </table:table-cell>
          <table:table-cell table:style-name="Table1.A2" office:value-type="string">
            <text:p text:style-name="P6">For threshold 0.1</text:p>
            <text:p text:style-name="P6"/>
            <text:p text:style-name="P29">{'p': 0.13545854545454545, 'r': 0.1256, 'f': 0.135074030375465}</text:p>
            <text:p text:style-name="P6"/>
            <text:p text:style-name="P6"/>
            <text:p text:style-name="P6"/>
            <text:p text:style-name="P6"/>
            <text:p text:style-name="P6"/>
            <text:p text:style-name="P6">For threshold 0.2</text:p>
            <text:p text:style-name="P29">{'p': 0.19491525423728814, 'r': 0.13529411764705881, 'f': 0.1597222173852239}</text:p>
            <text:p text:style-name="P6"/>
            <text:p text:style-name="P6"/>
            <text:p text:style-name="P6"/>
            <text:p text:style-name="P6"/>
            <text:p text:style-name="P6">For threshold 0.3</text:p>
            <text:p text:style-name="P29">{'p': 0.1864406779661017, 'r': 0.12087912087912088, 'f': 0.14666666189422237}</text:p>
          </table:table-cell>
          <table:table-cell table:style-name="Table1.A2" office:value-type="string">
            <text:p text:style-name="P6">For threshold 0.1</text:p>
            <text:p text:style-name="P6"/>
            <text:p text:style-name="P10"><text:s/><text:span text:style-name="T2">{'p': 0.04433497536945813, 'r': 0.03829787234042553, 'f': 0.04109588543764786}</text:span></text:p>
            <text:p text:style-name="P6"/>
            <text:p text:style-name="P6"/>
            <text:p text:style-name="P6"/>
            <text:p text:style-name="P6">For threshold 0.2</text:p>
            <text:p text:style-name="P29">{'p': 0.0457516339869281, 'r': 0.029411764705882353, 'f': 0.035805621834761}</text:p>
            <text:p text:style-name="P6"/>
            <text:p text:style-name="P6"/>
            <text:p text:style-name="P6"/>
            <text:p text:style-name="P6"/>
            <text:p text:style-name="P6"/>
            <text:p text:style-name="P6">For threshold 0.3</text:p>
            <text:p text:style-name="P29">{'p': 0.0392156862745098, 'r': 0.0234375, 'f': 0.02933984861783541}</text:p>
          </table:table-cell>
          <table:table-cell table:style-name="Table1.G2" office:value-type="string">
            <text:p text:style-name="P6">For threshold 0.1</text:p>
            <text:p text:style-name="P6"/>
            <text:p text:style-name="P29">{'p': 0.14545454545454545, 'r': 0.128, 'f': 0.1350740303730252}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For threshold 0.2</text:p>
            <text:p text:style-name="P6"/>
            <text:p text:style-name="P10"><text:s/><text:span text:style-name="T2">{'p': 0.16774193548387098, 'r': 0.104, 'f': 0.11626774166454241}</text:span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For threshold 0.3</text:p>
            <text:p text:style-name="P10"><text:s/><text:span text:style-name="T2">{'p': 0.14838709677419354, 'r': 0.07641196013289037, 'f': 0.0850594306602515}</text:span></text:p>
          </table:table-cell>
        </table:table-row>
        <table:table-row table:style-name="Table1.4">
          <table:table-cell table:style-name="Table1.A2" office:value-type="string">
            <text:p text:style-name="P1">Topic3</text:p>
          </table:table-cell>
          <table:table-cell table:style-name="Table1.A2" office:value-type="string">
            <text:p text:style-name="P3">For threshold 0.1</text:p>
            <text:p text:style-name="P31">{'p': 0.1836734693877551, 'r': 0.13705583756345177, 'f': <text:soft-page-break/>0.15697673929167807}</text:p>
            <text:p text:style-name="P2"/>
            <text:p text:style-name="P2"/>
            <text:p text:style-name="P2"/>
            <text:p text:style-name="P3"/>
            <text:p text:style-name="P3"/>
            <text:p text:style-name="P3">For threshold 0.2</text:p>
            <text:p text:style-name="P19">{'p': 0.<text:span text:style-name="T11">22</text:span>12<text:span text:style-name="T11">77</text:span>7012987013, 'r': 0.1<text:span text:style-name="T11">8</text:span>346534<text:span text:style-name="T11">4</text:span>534<text:span text:style-name="T11">8</text:span>5346, 'f': 0.1<text:span text:style-name="T11">9</text:span>4157<text:span text:style-name="T11">4</text:span>984616842<text:span text:style-name="T11">3</text:span>}</text:p>
            <text:p text:style-name="P19"/>
            <text:p text:style-name="P19"/>
            <text:p text:style-name="P19"/>
            <text:p text:style-name="P2"/>
            <text:p text:style-name="P3"/>
            <text:p text:style-name="P3">For threshold 0.3</text:p>
            <text:p text:style-name="P17"><text:s/><text:span text:style-name="T6">{'p': 0.19047619047619047, 'r': 0.14213197969543148, 'f': 0.16279069278005018}</text:span></text:p>
            <text:p text:style-name="P2"/>
          </table:table-cell>
          <table:table-cell table:style-name="Table1.A2" office:value-type="string">
            <text:p text:style-name="P3">For threshold 0.1</text:p>
            <text:p text:style-name="P31">{'p': 0.024630541871921183, 'r': 0.020242914979757085, <text:soft-page-break/>'f': 0.022222217270025796}</text:p>
            <text:p text:style-name="P2"/>
            <text:p text:style-name="P2"/>
            <text:p text:style-name="P2"/>
            <text:p text:style-name="P3"/>
            <text:p text:style-name="P3">For threshold 0.2</text:p>
            <text:p text:style-name="P19">{'p': 0.01<text:span text:style-name="T11">4</text:span>2987012987013, 'r': 0.<text:span text:style-name="T11">0</text:span>15346534653465346, 'f': 0.<text:span text:style-name="T11">0</text:span>17415729846168426}</text:p>
            <text:p text:style-name="P19"/>
            <text:p text:style-name="P19"/>
            <text:p text:style-name="P19"/>
            <text:p text:style-name="P2"/>
            <text:p text:style-name="P3"/>
            <text:p text:style-name="P3"/>
            <text:p text:style-name="P3">For threshold 0.3</text:p>
            <text:p text:style-name="P17"><text:s/><text:span text:style-name="T6"><text:s/>{'p': 0.024630541871921183, 'r': 0.020161290322580645, 'f': 0.022172944051996914}</text:span></text:p>
            <text:p text:style-name="P2"/>
          </table:table-cell>
          <table:table-cell table:style-name="Table1.A2" office:value-type="string">
            <text:p text:style-name="P3">For threshold 0.1</text:p>
            <text:p text:style-name="P31"><text:s/>{'p': 0.11363636363636363, 'r': 0.09765625<text:soft-page-break/>, 'f': 0.10386062228245742}</text:p>
            <text:p text:style-name="P2"/>
            <text:p text:style-name="P2"/>
            <text:p text:style-name="P2"/>
            <text:p text:style-name="P3"/>
            <text:p text:style-name="P3">For threshold 0.2</text:p>
            <text:p text:style-name="P19">{'p': 0.2012987012987013, 'r': 0.15346534653465346, 'f': 0.17415729846168426}</text:p>
            <text:p text:style-name="P19"/>
            <text:p text:style-name="P19"/>
            <text:p text:style-name="P19"/>
            <text:p text:style-name="P3">For threshold 0.3</text:p>
            <text:p text:style-name="P17"><text:s/><text:span text:style-name="T6"><text:s/>{'p': 0.11363636363636363, 'r': 0.09765625, 'f': 0.10386062228245742}</text:span></text:p>
            <text:p text:style-name="P2"/>
          </table:table-cell>
          <table:table-cell table:style-name="Table1.A2" office:value-type="string">
            <text:p text:style-name="P6">For threshold 0.1</text:p>
            <text:p text:style-name="P6"/>
            <text:p text:style-name="P25">{'p': 0.14154576545454545, 'r': 0.113428, 'f': <text:soft-page-break/>0.1507403037302652}</text:p>
            <text:p text:style-name="P6"/>
            <text:p text:style-name="P6"/>
            <text:p text:style-name="P6"/>
            <text:p text:style-name="P6"/>
            <text:p text:style-name="P6"/>
            <text:p text:style-name="P6">For threshold 0.2</text:p>
            <text:p text:style-name="P12"><text:s/>{'p': <text:span text:style-name="T2">0.19727891156462585, 'r': 0.17682926829268292, 'f': 0.1864951718638146}</text:span></text:p>
            <text:p text:style-name="P6"/>
            <text:p text:style-name="P6"/>
            <text:p text:style-name="P6"/>
            <text:p text:style-name="P6"/>
            <text:p text:style-name="P6">For threshold 0.3</text:p>
            <text:p text:style-name="P12">{'p': 0.17687074829931973, 'r': 0.14857142857142858, 'f': 0.161490678267621}</text:p>
          </table:table-cell>
          <table:table-cell table:style-name="Table1.A2" office:value-type="string">
            <text:p text:style-name="P6">For threshold 0.1</text:p>
            <text:p text:style-name="P6"/>
            <text:p text:style-name="P11"><text:s/><text:span text:style-name="T4">{'p': 0.04433497536945813, 'r': 0.038297872</text:span><text:soft-page-break/><text:span text:style-name="T4">34042553, 'f': 0.04109588543764786}</text:span></text:p>
            <text:p text:style-name="P6"/>
            <text:p text:style-name="P6"/>
            <text:p text:style-name="P6"/>
            <text:p text:style-name="P6">For threshold 0.2</text:p>
            <text:p text:style-name="P12">{'p': <text:span text:style-name="T2">0.06896551724137931, 'r': 0.05907172995780591, 'f': 0.0636363586662194}</text:span></text:p>
            <text:p text:style-name="P6"/>
            <text:p text:style-name="P6"/>
            <text:p text:style-name="P6"/>
            <text:p text:style-name="P6"/>
            <text:p text:style-name="P6">For threshold 0.3</text:p>
            <text:p text:style-name="P25"><text:s/>{'p': 0.03940886699507389, 'r': 0.0321285140562249, 'f': 0.03539822514028185}</text:p>
          </table:table-cell>
          <table:table-cell table:style-name="Table1.G2" office:value-type="string">
            <text:p text:style-name="P6">For threshold 0.1</text:p>
            <text:p text:style-name="P6"/>
            <text:p text:style-name="P25">{'p': 0.14545454545454545, 'r': 0.128, 'f': 0.135074030<text:soft-page-break/>3730252}</text:p>
            <text:p text:style-name="P22"/>
            <text:p text:style-name="P6"/>
            <text:p text:style-name="P6"/>
            <text:p text:style-name="P6"/>
            <text:p text:style-name="P6"/>
            <text:p text:style-name="P6"/>
            <text:p text:style-name="P6"><text:span text:style-name="T8">F</text:span>or threshold 0.2</text:p>
            <text:p text:style-name="P6"/>
            <text:p text:style-name="P11"><text:s/><text:span text:style-name="T8">{'p': </text:span><text:span text:style-name="T4">0.16818181818181818, 'r': 0.14566929133858267, 'f': 0.15453604992356218}</text:span></text:p>
            <text:p text:style-name="P6"/>
            <text:p text:style-name="P6"/>
            <text:p text:style-name="P6"/>
            <text:p text:style-name="P6">For threshold 0.3</text:p>
            <text:p text:style-name="P11"><text:s/><text:span text:style-name="T4">{'p': 0.13636363636363635, 'r': 0.11029411764705882, 'f': 0.11931502661124205</text:span><text:span text:style-name="T2">}</text:span></text:p>
          </table:table-cell>
        </table:table-row>
        <table:table-row table:style-name="Table1.5">
          <table:table-cell table:style-name="Table1.A2" office:value-type="string">
            <text:p text:style-name="P2">Topic4</text:p>
          </table:table-cell>
          <table:table-cell table:style-name="Table1.A2" office:value-type="string">
            <text:p text:style-name="P4">For threshold 0.1</text:p>
            <text:p text:style-name="P33"><text:s/>{'p': 0.2413793103448276, 'r': 0.11666666666666667, 'f': 0.1573033663931323}</text:p>
            <text:p text:style-name="P2"/>
            <text:p text:style-name="P2"/>
            <text:p text:style-name="P2"/>
            <text:p text:style-name="P3"/>
            <text:p text:style-name="P3"/>
            <text:p text:style-name="P3"/>
            <text:p text:style-name="P3"><text:soft-page-break/></text:p>
            <text:p text:style-name="P3">For threshold 0.2</text:p>
            <text:p text:style-name="P24"><text:s/>{'p': 0.2413793103448276, 'r': 0.12, 'f': 0.1603053390755202}</text:p>
            <text:p text:style-name="P19"/>
            <text:p text:style-name="P19"/>
            <text:p text:style-name="P19"/>
            <text:p text:style-name="P2"/>
            <text:p text:style-name="P3"/>
            <text:p text:style-name="P3"/>
            <text:p text:style-name="P3">For threshold 0.3</text:p>
            <text:p text:style-name="P18"><text:s/><text:span text:style-name="T7">{'p': 0.2413793103448276, 'r': 0.11290322580645161, 'f': 0.15384614950368328}</text:span></text:p>
            <text:p text:style-name="P2"/>
          </table:table-cell>
          <table:table-cell table:style-name="Table1.A2" office:value-type="string">
            <text:p text:style-name="P4">For threshold 0.1</text:p>
            <text:p text:style-name="P33"><text:s/>{'p': 0.058823529411764705, 'r': 0.02857142857142857, 'f': 0.03846153406065139}</text:p>
            <text:p text:style-name="P2"/>
            <text:p text:style-name="P2"/>
            <text:p text:style-name="P2"/>
            <text:p text:style-name="P3"/>
            <text:p text:style-name="P3"/>
            <text:p text:style-name="P3"/>
            <text:p text:style-name="P3"><text:soft-page-break/></text:p>
            <text:p text:style-name="P3">For threshold 0.2</text:p>
            <text:p text:style-name="P24">{'p': 0.05042016806722689, 'r': 0.02510460251046025, 'f': 0.03351954863440651}</text:p>
            <text:p text:style-name="P19"/>
            <text:p text:style-name="P19"/>
            <text:p text:style-name="P19"/>
            <text:p text:style-name="P2"/>
            <text:p text:style-name="P3"/>
            <text:p text:style-name="P3">For threshold 0.3</text:p>
            <text:p text:style-name="P18"><text:s/><text:span text:style-name="T7">{'p': 0.05042016806722689, 'r': 0.024691358024691357, 'f': 0.033149166857392005}</text:span></text:p>
            <text:p text:style-name="P2"/>
          </table:table-cell>
          <table:table-cell table:style-name="Table1.A2" office:value-type="string">
            <text:p text:style-name="P4">For threshold 0.1</text:p>
            <text:p text:style-name="P33">{'p': 0.176, 'r': 0.0859375, 'f': 0.09532885706680409}</text:p>
            <text:p text:style-name="P2"/>
            <text:p text:style-name="P2"/>
            <text:p text:style-name="P2"/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>For threshold 0.2</text:p>
            <text:p text:style-name="P24">{'p': 0.192, 'r': 0.09448818897637795, 'f': 0.10487263789928414}</text:p>
            <text:p text:style-name="P19"/>
            <text:p text:style-name="P19"/>
            <text:p text:style-name="P19"/>
            <text:p text:style-name="P2"/>
            <text:p text:style-name="P3">For threshold 0.3</text:p>
            <text:p text:style-name="P18"><text:s/><text:span text:style-name="T7">{'rouge-l': {'p': 0.176, 'r': 0.08764940239043825, 'f': 0.09736211819457918}</text:span></text:p>
            <text:p text:style-name="P2"/>
          </table:table-cell>
          <table:table-cell table:style-name="Table1.A2" office:value-type="string">
            <text:p text:style-name="P6">For threshold 0.1</text:p>
            <text:p text:style-name="P28">{'p': 0.184, 'r': 0.09019607843137255, 'f': 0.10008093015735342}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<text:soft-page-break/></text:p>
            <text:p text:style-name="P6">For threshold 0.2</text:p>
            <text:p text:style-name="P14"><text:s text:c="2"/>{'p': <text:span text:style-name="T2">0.1839080459770115, 'r': 0.09815950920245399, 'f': 0.12799999546208018}</text:span></text:p>
            <text:p text:style-name="P22"/>
            <text:p text:style-name="P6"/>
            <text:p text:style-name="P6"/>
            <text:p text:style-name="P6"/>
            <text:p text:style-name="P6">For threshold 0.3</text:p>
            <text:p text:style-name="P26">{'p': 0.12643678160919541, 'r': 0.06790123456790123, 'f': 0.08835340910824044}}]</text:p>
          </table:table-cell>
          <table:table-cell table:style-name="Table1.A2" office:value-type="string">
            <text:p text:style-name="P6">For threshold 0.1</text:p>
            <text:p text:style-name="P6"/>
            <text:p text:style-name="P34">{'p': 0.04201680672268908, 'r': 0.0211864406779661, 'f': 0.02816900962761428}</text:p>
            <text:p text:style-name="P7"/>
            <text:p text:style-name="P7"/>
            <text:p text:style-name="P6"/>
            <text:p text:style-name="P6"/>
            <text:p text:style-name="P6"/>
            <text:p text:style-name="P6"><text:soft-page-break/>For threshold 0.2</text:p>
            <text:p text:style-name="P14"><text:s text:c="2"/>{'p': <text:span text:style-name="T2">0.04201680672268908, 'r': 0.021551724137931036, 'f': 0.028490024008247395} </text:span></text:p>
            <text:p text:style-name="P6"/>
            <text:p text:style-name="P6"/>
            <text:p text:style-name="P6"/>
            <text:p text:style-name="P6">For threshold 0.3</text:p>
            <text:p text:style-name="P26">{'p': 0.03361344537815126, 'r': 0.017316017316017316, 'f': 0.022857138369143735}</text:p>
          </table:table-cell>
          <table:table-cell table:style-name="Table1.G2" office:value-type="string">
            <text:p text:style-name="P6">For threshold 0.1</text:p>
            <text:p text:style-name="P6"/>
            <text:p text:style-name="P34">{'p': 0.20689655172413793, 'r': 0.1111111111111111, 'f': 0.1445783087066339}</text:p>
            <text:p text:style-name="P7"/>
            <text:p text:style-name="P6"/>
            <text:p text:style-name="P6"/>
            <text:p text:style-name="P6"/>
            <text:p text:style-name="P6"/>
            <text:p text:style-name="P6"><text:soft-page-break/></text:p>
            <text:p text:style-name="P6">For threshold 0.2</text:p>
            <text:p text:style-name="P14"><text:s/></text:p>
            <text:p text:style-name="P27">{'p': 0.2, 'r': 0.1, 'f': 0.11111111111118518}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For threshold 0.3</text:p>
            <text:p text:style-name="P26">{'p': 0.184, 'r': 0.07301587301587302, 'f': 0.07954319612163753}</text:p>
          </table:table-cell>
        </table:table-row>
        <table:table-row table:style-name="Table1.6">
          <table:table-cell table:style-name="Table1.A2" office:value-type="string">
            <text:p text:style-name="P2">Topic5</text:p>
          </table:table-cell>
          <table:table-cell table:style-name="Table1.A2" office:value-type="string">
            <text:p text:style-name="P3">For threshold 0.1</text:p>
            <text:p text:style-name="P33"><text:s/>{'p': 0.18902439024390244, 'r': 0.1631578947368421, 'f': 0.17514123796482506}</text:p>
            <text:p text:style-name="P2"/>
            <text:p text:style-name="P2"/>
            <text:p text:style-name="P2"/>
            <text:p text:style-name="P3"/>
            <text:p text:style-name="P3"/>
            <text:p text:style-name="P3"/>
            <text:p text:style-name="P3"/>
            <text:p text:style-name="P3">For threshold 0.2</text:p>
            <text:p text:style-name="P24"><text:s/>{'p': 0.18292682926829268, 'r': 0.153061224<text:soft-page-break/>48979592, 'f': 0.166666661706173}</text:p>
            <text:p text:style-name="P19"/>
            <text:p text:style-name="P19"/>
            <text:p text:style-name="P19"/>
            <text:p text:style-name="P2"/>
            <text:p text:style-name="P3"/>
            <text:p text:style-name="P3">For threshold 0.3</text:p>
            <text:p text:style-name="P33">{'p': 0.18902439024390244, 'r': 0.1657754010695187, 'f': 0.17663817165964577}</text:p>
            <text:p text:style-name="P2"/>
          </table:table-cell>
          <table:table-cell table:style-name="Table1.A2" office:value-type="string">
            <text:p text:style-name="P3">For threshold 0.1</text:p>
            <text:p text:style-name="P33"><text:s/>{'p': 0.01834862385321101, 'r': 0.01646090534979424, 'f': 0.01735357419041085}</text:p>
            <text:p text:style-name="P2"/>
            <text:p text:style-name="P2"/>
            <text:p text:style-name="P2"/>
            <text:p text:style-name="P3"/>
            <text:p text:style-name="P3"/>
            <text:p text:style-name="P3"/>
            <text:p text:style-name="P3"/>
            <text:p text:style-name="P3"/>
            <text:p text:style-name="P3">For threshold 0.2</text:p>
            <text:p text:style-name="P24">{'p': 0.013761467889908258, 'r': 0.012195121<text:soft-page-break/>951219513, 'f': 0.012931029500968031}</text:p>
            <text:p text:style-name="P19"/>
            <text:p text:style-name="P19"/>
            <text:p text:style-name="P19"/>
            <text:p text:style-name="P2"/>
            <text:p text:style-name="P3"/>
            <text:p text:style-name="P3">For threshold 0.3</text:p>
            <text:p text:style-name="P18"><text:s/><text:span text:style-name="T7"><text:s/>{'p': 0.01834862385321101, 'r': 0.01639344262295082, 'f': 0.017316012331854286}</text:span></text:p>
            <text:p text:style-name="P2"/>
          </table:table-cell>
          <table:table-cell table:style-name="Table1.A2" office:value-type="string">
            <text:p text:style-name="P3">For threshold 0.1</text:p>
            <text:p text:style-name="P32"><text:s/><text:span text:style-name="T7">{'p': 0.11764705882352941, 'r': 0.10196078431372549, 'f': 0.10814577087081781}</text:span></text:p>
            <text:p text:style-name="P2"/>
            <text:p text:style-name="P2"/>
            <text:p text:style-name="P2"/>
            <text:p text:style-name="P3"/>
            <text:p text:style-name="P3"/>
            <text:p text:style-name="P3">For threshold 0.2</text:p>
            <text:p text:style-name="P24">{'p': 0.11764705882352941, 'r': <text:soft-page-break/>0.1015625, 'f': 0.10785947897467398}</text:p>
            <text:p text:style-name="P19"/>
            <text:p text:style-name="P19"/>
            <text:p text:style-name="P19"/>
            <text:p text:style-name="P2"/>
            <text:p text:style-name="P3"/>
            <text:p text:style-name="P3">For threshold 0.3</text:p>
            <text:p text:style-name="P18"><text:s/><text:span text:style-name="T7">{'p': 0.12217194570135746, 'r': 0.10546875, 'f': 0.11200792047371297}</text:span></text:p>
            <text:p text:style-name="P2"/>
          </table:table-cell>
          <table:table-cell table:style-name="Table1.A2" office:value-type="string">
            <text:p text:style-name="P6">For threshold 0.1</text:p>
            <text:p text:style-name="P13">{'p': <text:span text:style-name="T2">0.1951219512195122, 'r': 0.19161676646706588, 'f': 0.19335346932065256}</text:span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For threshold 0.2</text:p>
            <text:p text:style-name="P6"/>
            <text:p text:style-name="P14"><text:s/><text:span text:style-name="T2">{'p': 0.1951219512195122, 'r': 0.188235294</text:span><text:soft-page-break/><text:span text:style-name="T2">11764706, 'f': 0.19161676146867954}</text:span></text:p>
            <text:p text:style-name="P6"/>
            <text:p text:style-name="P6"/>
            <text:p text:style-name="P6"/>
            <text:p text:style-name="P6"/>
            <text:p text:style-name="P6"/>
            <text:p text:style-name="P6">For threshold 0.3</text:p>
            <text:p text:style-name="P13"><text:s/><text:span text:style-name="T2">{'p': 0.2073170731707317, 'r': 0.18579234972677597, 'f': 0.19596541288242586}</text:span></text:p>
          </table:table-cell>
          <table:table-cell table:style-name="Table1.A2" office:value-type="string">
            <text:p text:style-name="P6">For threshold 0.1</text:p>
            <text:p text:style-name="P6"/>
            <text:p text:style-name="P26">{'p': 0.01834862385321101, 'r': 0.01652892561983471, 'f': 0.0173912993614381}</text:p>
            <text:p text:style-name="P6"/>
            <text:p text:style-name="P6"/>
            <text:p text:style-name="P6"/>
            <text:p text:style-name="P6"/>
            <text:p text:style-name="P6"/>
            <text:p text:style-name="P6">For threshold 0.2</text:p>
            <text:p text:style-name="P6"/>
            <text:p text:style-name="P27">{'p': 0.01834862385321101, 'r': <text:soft-page-break/>0.01606425702811245, 'f': 0.017130616007044443}</text:p>
            <text:p text:style-name="P6"/>
            <text:p text:style-name="P6"/>
            <text:p text:style-name="P6"/>
            <text:p text:style-name="P6"/>
            <text:p text:style-name="P6">For threshold 0.3</text:p>
            <text:p text:style-name="P26">{'p': 0.01834862385321101, 'r': 0.016129032258064516, 'f': 0.0171673769949728}</text:p>
          </table:table-cell>
          <table:table-cell table:style-name="Table1.G2" office:value-type="string">
            <text:p text:style-name="P6">For threshold 0.1</text:p>
            <text:p text:style-name="P6"/>
            <text:p text:style-name="P26">{'p': 0.14479638009049775, 'r': 0.12307692307692308, 'f': 0.13134050956368243}</text:p>
            <text:p text:style-name="P6"/>
            <text:p text:style-name="P6"/>
            <text:p text:style-name="P6"/>
            <text:p text:style-name="P6"/>
            <text:p text:style-name="P6"/>
            <text:p text:style-name="P6">For threshold 0.2</text:p>
            <text:p text:style-name="P6"/>
            <text:p text:style-name="P27">{'p': 0.14027149321266968, 'r': <text:soft-page-break/>0.1076388888888889, 'f': 0.11779500753300583}</text:p>
            <text:p text:style-name="P6"/>
            <text:p text:style-name="P6"/>
            <text:p text:style-name="P6"/>
            <text:p text:style-name="P6"/>
            <text:p text:style-name="P6"/>
            <text:p text:style-name="P8"><text:span text:style-name="T10">For </text:span>threshold 0.3</text:p>
            <text:p text:style-name="P8"><text:span text:style-name="T9">{</text:span><text:span text:style-name="T3">'p': 0.12669683257918551, 'r': 0.09929078014184398, 'f': 0.10819566949384839}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1:05:00.160447222</meta:creation-date>
    <dc:date>2018-03-26T13:30:06.434996833</dc:date>
    <meta:editing-duration>PT51M44S</meta:editing-duration>
    <meta:editing-cycles>12</meta:editing-cycles>
    <meta:generator>LibreOffice/5.1.6.2$Linux_X86_64 LibreOffice_project/10m0$Build-2</meta:generator>
    <meta:document-statistic meta:table-count="1" meta:image-count="0" meta:object-count="0" meta:page-count="5" meta:paragraph-count="193" meta:word-count="826" meta:character-count="8619" meta:non-whitespace-character-count="7938"/>
  </office:meta>
</office:document-meta>
</file>